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e414" officeooo:paragraph-rsid="0012e414"/>
    </style:style>
    <style:style style:name="P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2e414" officeooo:paragraph-rsid="0012e4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cripting Language Syllabus</text:p>
      <text:p text:style-name="P2"/>
      <text:p text:style-name="P1"/>
      <text:p text:style-name="P1"/>
      <text:p text:style-name="P1">HTML</text:p>
      <text:p text:style-name="P1"/>
      <text:p text:style-name="P1">Introduction to HTML</text:p>
      <text:p text:style-name="P1">HTML Tags</text:p>
      <text:p text:style-name="P1">Creating Forms</text:p>
      <text:p text:style-name="P1">Creating tables</text:p>
      <text:p text:style-name="P1">Managing home page</text:p>
      <text:p text:style-name="P1"/>
      <text:p text:style-name="P1">CSS</text:p>
      <text:p text:style-name="P1"/>
      <text:p text:style-name="P1">Introduction to CSS</text:p>
      <text:p text:style-name="P1">Three ways to use CSS</text:p>
      <text:p text:style-name="P1">CSS Properties</text:p>
      <text:p text:style-name="P1">Designing website</text:p>
      <text:p text:style-name="P1">Working with Templates</text:p>
      <text:p text:style-name="P1"/>
      <text:p text:style-name="P1">Java Script</text:p>
      <text:p text:style-name="P1"/>
      <text:p text:style-name="P1">Introduction to Javascript</text:p>
      <text:p text:style-name="P1">Three ways to use Javascript</text:p>
      <text:p text:style-name="P1">Working with events</text:p>
      <text:p text:style-name="P1">Client-side Validation</text:p>
      <text:p text:style-name="P1"/>
      <text:p text:style-name="P1">JQuery</text:p>
      <text:p text:style-name="P1"/>
      <text:p text:style-name="P1">Introduction to JQuery</text:p>
      <text:p text:style-name="P1">Validation using JQuery</text:p>
      <text:p text:style-name="P1">JQuery Forms</text:p>
      <text:p text:style-name="P1">JQuery Examples</text:p>
      <text:p text:style-name="P1"/>
      <text:p text:style-name="P1">AJAX</text:p>
      <text:p text:style-name="P1"/>
      <text:p text:style-name="P1">Introduction to AJAX</text:p>
      <text:p text:style-name="P1">PHP with AJAX</text:p>
      <text:p text:style-name="P1">Working with database</text:p>
      <text:p text:style-name="P1"/>
      <text:p text:style-name="P1">Mini Projec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7:27:33.397414681</meta:creation-date>
    <dc:date>2014-10-10T17:28:50.643044794</dc:date>
    <meta:editing-duration>P0D</meta:editing-duration>
    <meta:editing-cycles>1</meta:editing-cycles>
    <meta:document-statistic meta:table-count="0" meta:image-count="0" meta:object-count="0" meta:page-count="1" meta:paragraph-count="28" meta:word-count="70" meta:character-count="458" meta:non-whitespace-character-count="415"/>
    <meta:generator>LibreOffice/4.2.3.3$Linux_x86 LibreOffice_project/420m0$Build-3</meta:generator>
  </office:meta>
</office:document-meta>
</file>